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</style:style>
    <style:style style:name="P2" style:family="paragraph" style:parent-style-name="Standard">
      <style:text-properties fo:font-weight="bold" officeooo:rsid="001d832c" officeooo:paragraph-rsid="001d832c" style:font-weight-asian="bold" style:font-weight-complex="bold"/>
    </style:style>
    <style:style style:name="P3" style:family="paragraph" style:parent-style-name="Standard">
      <style:text-properties fo:font-weight="bold" officeooo:rsid="0044c68c" officeooo:paragraph-rsid="0044c68c" style:font-weight-asian="bold" style:font-weight-complex="bold"/>
    </style:style>
    <style:style style:name="P4" style:family="paragraph" style:parent-style-name="Standard">
      <style:text-properties fo:font-weight="bold" officeooo:paragraph-rsid="0046094f" style:font-weight-asian="bold" style:font-weight-complex="bold"/>
    </style:style>
    <style:style style:name="P5" style:family="paragraph" style:parent-style-name="Standard">
      <style:text-properties officeooo:rsid="001d832c" officeooo:paragraph-rsid="001ec93c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a013c" style:font-size-asian="16pt" style:font-size-complex="16pt"/>
    </style:style>
    <style:style style:name="P8" style:family="paragraph" style:parent-style-name="Standard">
      <style:text-properties fo:font-size="16pt" fo:font-weight="bold" officeooo:rsid="001a013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a013c" officeooo:paragraph-rsid="001a013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44c68c" officeooo:paragraph-rsid="0044c68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46094f" officeooo:paragraph-rsid="0046094f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officeooo:rsid="001a013c" style:font-size-asian="16pt" style:font-size-complex="16pt"/>
    </style:style>
    <style:style style:name="P13" style:family="paragraph" style:parent-style-name="Standard">
      <style:text-properties fo:font-size="16pt" officeooo:rsid="001a013c" officeooo:paragraph-rsid="001a013c" style:font-size-asian="16pt" style:font-size-complex="16pt"/>
    </style:style>
    <style:style style:name="P14" style:family="paragraph" style:parent-style-name="Standard">
      <style:text-properties fo:font-size="16pt" officeooo:rsid="001a013c" officeooo:paragraph-rsid="001ec93c" style:font-size-asian="16pt" style:font-size-complex="16pt"/>
    </style:style>
    <style:style style:name="P15" style:family="paragraph" style:parent-style-name="Standard">
      <style:text-properties fo:font-size="16pt" officeooo:rsid="001d832c" officeooo:paragraph-rsid="001d832c" style:font-size-asian="16pt" style:font-size-complex="16pt"/>
    </style:style>
    <style:style style:name="P16" style:family="paragraph" style:parent-style-name="Standard">
      <style:text-properties fo:font-size="16pt" officeooo:rsid="001d832c" officeooo:paragraph-rsid="001ec93c" style:font-size-asian="16pt" style:font-size-complex="16pt"/>
    </style:style>
    <style:style style:name="P17" style:family="paragraph" style:parent-style-name="Standard">
      <style:text-properties fo:font-size="16pt" officeooo:rsid="001ec93c" officeooo:paragraph-rsid="001ec93c" style:font-size-asian="16pt" style:font-size-complex="16pt"/>
    </style:style>
    <style:style style:name="P18" style:family="paragraph" style:parent-style-name="Standard">
      <style:text-properties officeooo:paragraph-rsid="0046094f"/>
    </style:style>
    <style:style style:name="P19" style:family="paragraph" style:parent-style-name="Text_20_body">
      <style:text-properties fo:font-size="10pt"/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officeooo:paragraph-rsid="0026ce1b"/>
    </style:style>
    <style:style style:name="P22" style:family="paragraph" style:parent-style-name="Text_20_body">
      <style:paragraph-properties fo:text-align="start" style:justify-single-word="false"/>
      <style:text-properties officeooo:paragraph-rsid="002ba6d5"/>
    </style:style>
    <style:style style:name="P23" style:family="paragraph" style:parent-style-name="Text_20_body">
      <style:paragraph-properties fo:text-align="start" style:justify-single-word="false"/>
      <style:text-properties fo:font-size="16pt" fo:font-weight="bold" officeooo:rsid="001ede17" officeooo:paragraph-rsid="001ede17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6pt" fo:font-weight="bold" officeooo:rsid="001ede17" officeooo:paragraph-rsid="0020de02" style:font-size-asian="16pt" style:font-weight-asian="bold" style:font-size-complex="16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6pt" fo:font-weight="bold" officeooo:rsid="001ede17" officeooo:paragraph-rsid="0026ce1b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6pt" fo:font-weight="bold" officeooo:rsid="0020de02" officeooo:paragraph-rsid="0020de02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6pt" fo:font-weight="bold" officeooo:rsid="002ba6d5" officeooo:paragraph-rsid="002ba6d5" style:font-size-asian="16pt" style:font-weight-asian="bold" style:font-size-complex="16pt" style:font-weight-complex="bold"/>
    </style:style>
    <style:style style:name="P28" style:family="paragraph" style:parent-style-name="Text_20_body">
      <style:text-properties fo:font-size="16pt" fo:font-weight="bold" officeooo:rsid="002681eb" officeooo:paragraph-rsid="002681eb" style:font-size-asian="16pt" style:font-weight-asian="bold" style:font-size-complex="16pt" style:font-weight-complex="bold"/>
    </style:style>
    <style:style style:name="P29" style:family="paragraph" style:parent-style-name="Text_20_body">
      <style:text-properties fo:font-size="16pt" fo:font-weight="bold" officeooo:rsid="0042ebf8" officeooo:paragraph-rsid="0042ebf8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6pt" fo:font-weight="bold" officeooo:rsid="004d1088" officeooo:paragraph-rsid="004d1088" style:font-size-asian="16pt" style:font-weight-asian="bold" style:font-size-complex="16pt" style:font-weight-complex="bold"/>
    </style:style>
    <style:style style:name="P31" style:family="paragraph" style:parent-style-name="Text_20_body">
      <style:text-properties fo:font-size="16pt" fo:font-weight="bold" officeooo:rsid="0051b7a5" officeooo:paragraph-rsid="0051b7a5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text-align="start" style:justify-single-word="false"/>
      <style:text-properties fo:font-size="16pt" fo:font-weight="normal" officeooo:rsid="0020de02" officeooo:paragraph-rsid="0020de02" style:font-size-asian="16pt" style:font-weight-asian="normal" style:font-size-complex="16pt" style:font-weight-complex="normal"/>
    </style:style>
    <style:style style:name="P33" style:family="paragraph" style:parent-style-name="Text_20_body">
      <style:text-properties fo:font-size="16pt" officeooo:rsid="001d832c" style:font-size-asian="16pt" style:font-size-complex="16pt"/>
    </style:style>
    <style:style style:name="P34" style:family="paragraph" style:parent-style-name="Text_20_body">
      <style:text-properties fo:font-size="16pt" officeooo:paragraph-rsid="0024c321" style:font-size-asian="16pt" style:font-size-complex="16pt"/>
    </style:style>
    <style:style style:name="P35" style:family="paragraph" style:parent-style-name="Text_20_body">
      <style:text-properties fo:font-size="16pt" officeooo:paragraph-rsid="002681eb" style:font-size-asian="16pt" style:font-size-complex="16pt"/>
    </style:style>
    <style:style style:name="P36" style:family="paragraph" style:parent-style-name="Text_20_body">
      <style:text-properties fo:font-size="16pt" officeooo:rsid="002681eb" officeooo:paragraph-rsid="002681eb" style:font-size-asian="16pt" style:font-size-complex="16pt"/>
    </style:style>
    <style:style style:name="P37" style:family="paragraph" style:parent-style-name="Text_20_body">
      <style:paragraph-properties fo:text-align="start" style:justify-single-word="false"/>
      <style:text-properties fo:font-size="16pt" officeooo:rsid="002bc360" officeooo:paragraph-rsid="0030753a" style:font-size-asian="16pt" style:font-size-complex="16pt"/>
    </style:style>
    <style:style style:name="P38" style:family="paragraph" style:parent-style-name="Text_20_body">
      <style:text-properties fo:font-size="16pt" officeooo:rsid="0042ebf8" officeooo:paragraph-rsid="0042ebf8" style:font-size-asian="16pt" style:font-size-complex="16pt"/>
    </style:style>
    <style:style style:name="P39" style:family="paragraph" style:parent-style-name="Text_20_body">
      <style:text-properties officeooo:paragraph-rsid="002681eb"/>
    </style:style>
    <style:style style:name="P40" style:family="paragraph" style:parent-style-name="Text_20_body">
      <style:text-properties officeooo:paragraph-rsid="0029b350"/>
    </style:style>
    <style:style style:name="P41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42" style:family="paragraph" style:parent-style-name="Text_20_body">
      <style:text-properties officeooo:paragraph-rsid="00383285"/>
    </style:style>
    <style:style style:name="P43" style:family="paragraph" style:parent-style-name="Text_20_body">
      <style:text-properties officeooo:paragraph-rsid="0042ebf8"/>
    </style:style>
    <style:style style:name="P44" style:family="paragraph" style:parent-style-name="Text_20_body">
      <style:text-properties officeooo:paragraph-rsid="0046d6e7"/>
    </style:style>
    <style:style style:name="P45" style:family="paragraph" style:parent-style-name="Heading_20_3">
      <style:paragraph-properties fo:text-align="start" style:justify-single-word="false"/>
      <style:text-properties fo:font-size="16pt" officeooo:rsid="001a013c" officeooo:paragraph-rsid="001a013c" style:font-size-asian="16pt" style:font-size-complex="16pt"/>
    </style:style>
    <style:style style:name="P46" style:family="paragraph" style:parent-style-name="Heading_20_3">
      <style:text-properties fo:font-size="16pt" officeooo:rsid="001a013c" officeooo:paragraph-rsid="001d832c" style:font-size-asian="16pt" style:font-size-complex="16pt"/>
    </style:style>
    <style:style style:name="P47" style:family="paragraph" style:parent-style-name="Heading_20_2">
      <style:paragraph-properties fo:text-align="start" style:justify-single-word="false"/>
      <style:text-properties style:font-name="Liberation Serif" fo:font-size="16pt" fo:font-weight="bold" officeooo:rsid="005dd84b" officeooo:paragraph-rsid="005dd84b" style:font-name-asian="Noto Sans" style:font-size-asian="16pt" style:font-weight-asian="bold" style:font-name-complex="Noto Sans" style:font-size-complex="16pt" style:font-weight-complex="bold"/>
    </style:style>
    <style:style style:name="P48" style:family="paragraph" style:parent-style-name="Standard">
      <style:text-properties fo:font-size="16pt" officeooo:rsid="0044c68c" style:font-size-asian="16pt" style:font-size-complex="16pt"/>
    </style:style>
    <style:style style:name="P49" style:family="paragraph" style:parent-style-name="Standard">
      <style:text-properties fo:font-size="16pt" officeooo:paragraph-rsid="0046094f" style:font-size-asian="16pt" style:font-size-complex="16pt"/>
    </style:style>
    <style:style style:name="P50" style:family="paragraph" style:parent-style-name="Standard">
      <style:text-properties fo:font-size="16pt" officeooo:rsid="004a38c4" officeooo:paragraph-rsid="004a38c4" style:font-size-asian="16pt" style:font-size-complex="16pt"/>
    </style:style>
    <style:style style:name="P51" style:family="paragraph" style:parent-style-name="Standard">
      <style:text-properties fo:font-size="16pt" officeooo:rsid="004c4c1e" officeooo:paragraph-rsid="004c4c1e" style:font-size-asian="16pt" style:font-size-complex="16pt"/>
    </style:style>
    <style:style style:name="P52" style:family="paragraph" style:parent-style-name="Standard">
      <style:text-properties fo:font-size="16pt" fo:font-weight="bold" officeooo:rsid="0044c68c" officeooo:paragraph-rsid="0044c68c" style:font-size-asian="16pt" style:font-weight-asian="bold" style:font-size-complex="16pt" style:font-weight-complex="bold"/>
    </style:style>
    <style:style style:name="P53" style:family="paragraph" style:parent-style-name="Standard">
      <style:text-properties fo:font-size="16pt" fo:font-weight="bold" officeooo:rsid="004a38c4" officeooo:paragraph-rsid="004a38c4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4c4c1e" officeooo:paragraph-rsid="004c4c1e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5db64a" officeooo:paragraph-rsid="005db64a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20pt" officeooo:rsid="005b65e1" officeooo:paragraph-rsid="005b65e1" style:font-size-asian="20pt" style:font-size-complex="20pt"/>
    </style:style>
    <style:style style:name="P57" style:family="paragraph" style:parent-style-name="Standard">
      <style:paragraph-properties fo:text-align="center" style:justify-single-word="false"/>
      <style:text-properties fo:font-size="20pt" fo:font-weight="bold" officeooo:rsid="005b65e1" officeooo:paragraph-rsid="005b65e1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20pt" fo:font-weight="bold" officeooo:rsid="005b65e1" officeooo:paragraph-rsid="005b65e1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20pt" fo:font-weight="bold" officeooo:rsid="0018f923" officeooo:paragraph-rsid="007330c3" style:font-size-asian="17.5pt" style:font-weight-asian="bold" style:font-size-complex="20pt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size="16pt" fo:font-weight="normal" officeooo:rsid="001ede17" officeooo:paragraph-rsid="001ede17" style:font-size-asian="16pt" style:font-weight-asian="normal" style:font-size-complex="16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size="16pt" fo:font-weight="bold" officeooo:rsid="002bc360" officeooo:paragraph-rsid="0030753a" style:font-size-asian="16pt" style:font-weight-asian="bold" style:font-size-complex="16pt" style:font-weight-complex="bold"/>
    </style:style>
    <style:style style:name="P62" style:family="paragraph" style:parent-style-name="Text_20_body">
      <style:text-properties fo:font-size="16pt" fo:font-weight="bold" officeooo:rsid="001d832c" officeooo:paragraph-rsid="0029b350" style:font-size-asian="16pt" style:font-weight-asian="bold" style:font-size-complex="16pt" style:font-weight-complex="bold"/>
    </style:style>
    <style:style style:name="P63" style:family="paragraph" style:parent-style-name="Text_20_body">
      <style:text-properties fo:font-size="16pt" fo:font-weight="bold" officeooo:rsid="0042ebf8" officeooo:paragraph-rsid="0042ebf8" style:font-size-asian="16pt" style:font-weight-asian="bold" style:font-size-complex="16pt" style:font-weight-complex="bold"/>
    </style:style>
    <style:style style:name="P64" style:family="paragraph" style:parent-style-name="Text_20_body">
      <style:text-properties fo:font-size="16pt" officeooo:paragraph-rsid="0024c321" style:font-size-asian="16pt" style:font-size-complex="16pt"/>
    </style:style>
    <style:style style:name="P65" style:family="paragraph" style:parent-style-name="Text_20_body">
      <style:text-properties fo:font-size="16pt" officeooo:paragraph-rsid="0042ebf8" style:font-size-asian="16pt" style:font-size-complex="16pt"/>
    </style:style>
    <style:style style:name="P66" style:family="paragraph" style:parent-style-name="Text_20_body">
      <style:paragraph-properties fo:text-align="start" style:justify-single-word="false"/>
      <style:text-properties fo:font-size="16pt" officeooo:rsid="005edf6e" officeooo:paragraph-rsid="005edf6e" style:font-size-asian="16pt" style:font-size-complex="16pt"/>
    </style:style>
    <style:style style:name="P67" style:family="paragraph" style:parent-style-name="Text_20_body" style:list-style-name="L1">
      <style:text-properties officeooo:paragraph-rsid="00360359"/>
    </style:style>
    <style:style style:name="P68" style:family="paragraph" style:parent-style-name="Text_20_body" style:list-style-name="L2"/>
    <style:style style:name="P69" style:family="paragraph" style:parent-style-name="Text_20_body">
      <style:paragraph-properties fo:text-align="start" style:justify-single-word="false"/>
      <style:text-properties style:font-name="Liberation Serif" fo:font-size="16pt" fo:font-weight="bold" officeooo:rsid="005dd84b" officeooo:paragraph-rsid="005dd84b" style:font-name-asian="Noto Sans" style:font-size-asian="16pt" style:font-weight-asian="bold" style:font-name-complex="Noto Sans" style:font-size-complex="16pt" style:font-weight-complex="bold"/>
    </style:style>
    <style:style style:name="P70" style:family="paragraph" style:parent-style-name="Text_20_body">
      <style:paragraph-properties fo:text-align="start" style:justify-single-word="false"/>
      <style:text-properties officeooo:paragraph-rsid="005dd84b"/>
    </style:style>
    <style:style style:name="P71" style:family="paragraph" style:parent-style-name="Text_20_body">
      <style:paragraph-properties fo:text-align="start" style:justify-single-word="false"/>
      <style:text-properties officeooo:paragraph-rsid="005edf6e"/>
    </style:style>
    <style:style style:name="P72" style:family="paragraph" style:parent-style-name="Text_20_body">
      <style:paragraph-properties fo:text-align="start" style:justify-single-word="false"/>
      <style:text-properties officeooo:paragraph-rsid="00632bc7"/>
    </style:style>
    <style:style style:name="P73" style:family="paragraph" style:parent-style-name="Text_20_body" style:list-style-name="L3"/>
    <style:style style:name="P74" style:family="paragraph" style:parent-style-name="Text_20_body" style:list-style-name="L4"/>
    <style:style style:name="P75" style:family="paragraph" style:parent-style-name="Text_20_body">
      <style:paragraph-properties fo:text-align="start" style:justify-single-word="false"/>
      <style:text-properties officeooo:rsid="00749346" officeooo:paragraph-rsid="00749346"/>
    </style:style>
    <style:style style:name="P76" style:family="paragraph" style:parent-style-name="Text_20_body">
      <style:paragraph-properties fo:text-align="center" style:justify-single-word="false"/>
      <style:text-properties officeooo:rsid="007717d2" officeooo:paragraph-rsid="007717d2"/>
    </style:style>
    <style:style style:name="P77" style:family="paragraph" style:parent-style-name="Text_20_body">
      <style:paragraph-properties fo:text-align="start" style:justify-single-word="false"/>
      <style:text-properties officeooo:rsid="0077b904" officeooo:paragraph-rsid="0077b904"/>
    </style:style>
    <style:style style:name="P78" style:family="paragraph" style:parent-style-name="Text_20_body">
      <style:paragraph-properties fo:text-align="start" style:justify-single-word="false"/>
      <style:text-properties fo:font-weight="normal" officeooo:rsid="0077b904" officeooo:paragraph-rsid="0077b904" style:font-weight-asian="normal" style:font-weight-complex="normal"/>
    </style:style>
    <style:style style:name="P79" style:family="paragraph" style:parent-style-name="Text_20_body" style:list-style-name="L1">
      <style:paragraph-properties fo:margin-top="0cm" fo:margin-bottom="0cm" loext:contextual-spacing="false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officeooo:paragraph-rsid="00360359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officeooo:paragraph-rsid="0046d6e7"/>
    </style:style>
    <style:style style:name="P82" style:family="paragraph" style:parent-style-name="Text_20_body" style:list-style-name="L1">
      <style:paragraph-properties fo:margin-top="0cm" fo:margin-bottom="0cm" loext:contextual-spacing="false"/>
      <style:text-properties officeooo:rsid="0041526d" officeooo:paragraph-rsid="0041526d"/>
    </style:style>
    <style:style style:name="P83" style:family="paragraph" style:parent-style-name="Text_20_body" style:list-style-name="L1">
      <style:paragraph-properties fo:margin-top="0cm" fo:margin-bottom="0cm" loext:contextual-spacing="false"/>
      <style:text-properties fo:font-size="16pt" officeooo:rsid="0042ebf8" officeooo:paragraph-rsid="0051b7a5" style:font-size-asian="16pt" style:font-size-complex="16pt"/>
    </style:style>
    <style:style style:name="P84" style:family="paragraph" style:parent-style-name="Text_20_body" style:list-style-name="L2">
      <style:paragraph-properties fo:margin-top="0cm" fo:margin-bottom="0cm" loext:contextual-spacing="false"/>
    </style:style>
    <style:style style:name="P85" style:family="paragraph" style:parent-style-name="Text_20_body" style:list-style-name="L3">
      <style:paragraph-properties fo:margin-top="0cm" fo:margin-bottom="0cm" loext:contextual-spacing="false"/>
    </style:style>
    <style:style style:name="P86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1a013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a013c" style:font-size-asian="16pt" style:font-size-complex="16pt"/>
    </style:style>
    <style:style style:name="T4" style:family="text">
      <style:text-properties fo:font-size="16pt" officeooo:rsid="001ec93c" style:font-size-asian="16pt" style:font-size-complex="16pt"/>
    </style:style>
    <style:style style:name="T5" style:family="text">
      <style:text-properties fo:font-size="16pt" officeooo:rsid="0024c321" style:font-size-asian="16pt" style:font-size-complex="16pt"/>
    </style:style>
    <style:style style:name="T6" style:family="text">
      <style:text-properties fo:font-size="16pt" officeooo:rsid="002681eb" style:font-size-asian="16pt" style:font-size-complex="16pt"/>
    </style:style>
    <style:style style:name="T7" style:family="text">
      <style:text-properties fo:font-size="16pt" officeooo:rsid="00323d76" style:font-size-asian="16pt" style:font-size-complex="16pt"/>
    </style:style>
    <style:style style:name="T8" style:family="text">
      <style:text-properties fo:font-size="16pt" officeooo:rsid="00383285" style:font-size-asian="16pt" style:font-size-complex="16pt"/>
    </style:style>
    <style:style style:name="T9" style:family="text">
      <style:text-properties fo:font-size="16pt" officeooo:rsid="0039af44" style:font-size-asian="16pt" style:font-size-complex="16pt"/>
    </style:style>
    <style:style style:name="T10" style:family="text">
      <style:text-properties fo:font-size="16pt" officeooo:rsid="003bbe6a" style:font-size-asian="16pt" style:font-size-complex="16pt"/>
    </style:style>
    <style:style style:name="T11" style:family="text">
      <style:text-properties fo:font-size="16pt" officeooo:rsid="0042ebf8" style:font-size-asian="16pt" style:font-size-complex="16pt"/>
    </style:style>
    <style:style style:name="T12" style:family="text">
      <style:text-properties fo:font-size="16pt" officeooo:rsid="0044c68c" style:font-size-asian="16pt" style:font-size-complex="16pt"/>
    </style:style>
    <style:style style:name="T13" style:family="text">
      <style:text-properties fo:font-size="16pt" officeooo:rsid="00455a18" style:font-size-asian="16pt" style:font-size-complex="16pt"/>
    </style:style>
    <style:style style:name="T14" style:family="text">
      <style:text-properties fo:font-size="16pt" officeooo:rsid="0051a52f" style:font-size-asian="16pt" style:font-size-complex="16pt"/>
    </style:style>
    <style:style style:name="T15" style:family="text">
      <style:text-properties fo:font-size="16pt" officeooo:rsid="0046094f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ec93c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d832c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24c321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29b350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335f4e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345426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42ebf8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46094f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5edf6e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5fafcc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632bc7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64284b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6622a9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69944f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69ff04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6b5cc4" style:font-size-asian="16pt" style:font-weight-asian="bold" style:font-size-complex="16pt" style:font-weight-complex="bold"/>
    </style:style>
    <style:style style:name="T33" style:family="text">
      <style:text-properties fo:font-size="16pt" fo:font-weight="bold" officeooo:rsid="00709ca3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71637e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732a2e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7644b9" style:font-size-asian="16pt" style:font-weight-asian="bold" style:font-size-complex="16pt" style:font-weight-complex="bold"/>
    </style:style>
    <style:style style:name="T37" style:family="text">
      <style:text-properties fo:font-size="16pt" fo:font-weight="bold" officeooo:rsid="00767cbc" style:font-size-asian="16pt" style:font-weight-asian="bold" style:font-size-complex="16pt" style:font-weight-complex="bold"/>
    </style:style>
    <style:style style:name="T38" style:family="text">
      <style:text-properties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2ba6d5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746e7" style:font-size-asian="16pt" style:font-weight-asian="normal" style:font-size-complex="16pt" style:font-weight-complex="normal"/>
    </style:style>
    <style:style style:name="T41" style:family="text">
      <style:text-properties fo:font-size="16pt" fo:font-style="italic" fo:font-weight="bold" officeooo:rsid="00632bc7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size="16pt" fo:font-style="italic" fo:font-weight="bold" officeooo:rsid="005edf6e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style:font-size-asian="16pt" style:font-size-complex="16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font-size="14pt" officeooo:rsid="001a013c" style:font-size-asian="14pt" style:font-size-complex="14pt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20de02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1ede17" style:font-size-asian="14pt" style:font-weight-asian="normal" style:font-size-complex="14pt" style:font-weight-complex="normal"/>
    </style:style>
    <style:style style:name="T50" style:family="text">
      <style:text-properties fo:font-size="10pt" style:font-size-asian="12pt" style:font-size-complex="12pt"/>
    </style:style>
    <style:style style:name="T51" style:family="text">
      <style:text-properties fo:font-size="10pt" style:font-size-asian="16pt" style:font-size-complex="16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0de02" style:font-weight-asian="normal" style:font-weight-complex="normal"/>
    </style:style>
    <style:style style:name="T54" style:family="text">
      <style:text-properties fo:font-weight="normal" officeooo:rsid="003d9b8e" style:font-weight-asian="normal" style:font-weight-complex="normal"/>
    </style:style>
    <style:style style:name="T55" style:family="text">
      <style:text-properties officeooo:rsid="0020de02"/>
    </style:style>
    <style:style style:name="T56" style:family="text">
      <style:text-properties officeooo:rsid="002dbdfc"/>
    </style:style>
    <style:style style:name="T57" style:family="text">
      <style:text-properties officeooo:rsid="001d832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1d832c" style:font-weight-asian="bold" style:font-weight-complex="bold"/>
    </style:style>
    <style:style style:name="T60" style:family="text">
      <style:text-properties fo:font-weight="bold" officeooo:rsid="00360359" style:font-weight-asian="bold" style:font-weight-complex="bold"/>
    </style:style>
    <style:style style:name="T61" style:family="text">
      <style:text-properties fo:font-weight="bold" officeooo:rsid="003a7229" style:font-weight-asian="bold" style:font-weight-complex="bold"/>
    </style:style>
    <style:style style:name="T62" style:family="text">
      <style:text-properties fo:font-weight="bold" officeooo:rsid="004e8242" style:font-weight-asian="bold" style:font-weight-complex="bold"/>
    </style:style>
    <style:style style:name="T63" style:family="text">
      <style:text-properties fo:font-weight="bold" officeooo:rsid="005e3e61" style:font-weight-asian="bold" style:font-weight-complex="bold"/>
    </style:style>
    <style:style style:name="T64" style:family="text">
      <style:text-properties officeooo:rsid="00360359"/>
    </style:style>
    <style:style style:name="T65" style:family="text">
      <style:text-properties officeooo:rsid="003a7229"/>
    </style:style>
    <style:style style:name="T66" style:family="text">
      <style:text-properties officeooo:rsid="0046094f"/>
    </style:style>
    <style:style style:name="T67" style:family="text">
      <style:text-properties officeooo:rsid="0048880c"/>
    </style:style>
    <style:style style:name="T68" style:family="text">
      <style:text-properties officeooo:rsid="004eef45"/>
    </style:style>
    <style:style style:name="T69" style:family="text">
      <style:text-properties officeooo:rsid="0051a52f"/>
    </style:style>
    <style:style style:name="T70" style:family="text">
      <style:text-properties officeooo:rsid="0052bf1c"/>
    </style:style>
    <style:style style:name="T71" style:family="text">
      <style:text-properties officeooo:rsid="0056d8c4"/>
    </style:style>
    <style:style style:name="T72" style:family="text">
      <style:text-properties style:font-name="Liberation Serif" fo:font-size="16pt" fo:font-weight="bold" officeooo:rsid="005dd84b" style:font-name-asian="Noto Sans" style:font-size-asian="16pt" style:font-weight-asian="bold" style:font-name-complex="Noto Sans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1">Trabalho sobre Levantamento de Hardware de </text:span>Servidor</text:p>
      <text:p text:style-name="Standard"/>
      <text:p text:style-name="Standard"/>
      <text:p text:style-name="P8">Servidor:</text:p>
      <text:p text:style-name="P13"><text:tab/>PowerEdge R7415 (Servidor em Rack)</text:p>
      <text:p text:style-name="P13"/>
      <text:p text:style-name="P9">Marca:</text:p>
      <text:p text:style-name="P13"><text:tab/>DELL</text:p>
      <text:p text:style-name="P13"/>
      <text:h text:style-name="P45" text:outline-level="3">Especificações Técnicas</text:h>
      <text:h text:style-name="P1" text:outline-level="4"><text:span text:style-name="Strong_20_Emphasis"><text:span text:style-name="T43">Processador </text:span></text:span></text:h>
      <text:p text:style-name="P20">Um processador AMD EPYC™ com até 32 núcleos</text:p>
      <text:h text:style-name="P1" text:outline-level="4"><text:span text:style-name="Strong_20_Emphasis"><text:span text:style-name="T43">Sistema operacional</text:span></text:span></text:h>
      <text:p text:style-name="P20">Microsoft Windows Server® 2012 R2<text:line-break/>Microsoft® Windows Server® 2016<text:line-break/>Red Hat® Enterprise Linux 7.4<text:line-break/>SUSE Linux SLES 15<text:line-break/>Ubuntu Server 18.04.1<text:line-break/>VMware® vSphere 2016 U1 (ESXi 6.5 U1) </text:p>
      <text:h text:style-name="P1" text:outline-level="4"><text:span text:style-name="Strong_20_Emphasis"><text:span text:style-name="T43">Tampa frontal</text:span></text:span></text:h>
      <text:p text:style-name="P20">Tampa frontal do LCD ou tampa frontal de segurança opcional</text:p>
      <text:h text:style-name="P1" text:outline-level="4"><text:span text:style-name="Strong_20_Emphasis"><text:span text:style-name="T43">Dimensões</text:span></text:span></text:h>
      <text:p text:style-name="P20"><text:span text:style-name="Strong_20_Emphasis"><text:span text:style-name="T50">Altura</text:span></text:span><text:span text:style-name="T50"><text:line-break/>86,8 mm (3,42 ") <text:line-break/><text:line-break/></text:span><text:span text:style-name="Strong_20_Emphasis"><text:span text:style-name="T50">Largura</text:span></text:span><text:span text:style-name="T50"><text:line-break/>434,0 mm (17,09”)<text:line-break/> <text:line-break/></text:span><text:span text:style-name="Strong_20_Emphasis"><text:span text:style-name="T50">Profundidade</text:span></text:span><text:span text:style-name="T50"><text:line-break/>647.1 mm (25,48 ")<text:line-break/><text:line-break/></text:span><text:span text:style-name="Strong_20_Emphasis"><text:span text:style-name="T43">Peso</text:span></text:span><text:span text:style-name="T43"><text:line-break/>28,21 kg (62,19 lb)</text:span></text:p>
      <text:h text:style-name="P1" text:outline-level="4"><text:span text:style-name="Strong_20_Emphasis"><text:span text:style-name="T43">Portas de E/S e legadas</text:span></text:span></text:h>
      <text:p text:style-name="P20"><text:span text:style-name="Strong_20_Emphasis"><text:span text:style-name="T50">Opções de rede</text:span></text:span><text:span text:style-name="T50"><text:line-break/>2 de 1 GbE<text:line-break/>2 de 10 GbE<text:line-break/>2 SFP+ de 10 GbE<text:line-break/><text:line-break/></text:span><text:span text:style-name="Strong_20_Emphasis"><text:span text:style-name="T50">Portas frontais</text:span></text:span><text:span text:style-name="T50"><text:line-break/>1 micro-USB dedicada para iDRAC Direct<text:line-break/></text:span><text:soft-page-break/><text:span text:style-name="T50">1 USB 2.0<text:line-break/>1 vídeo<text:line-break/><text:line-break/></text:span><text:span text:style-name="Strong_20_Emphasis"><text:span text:style-name="T43">Portas traseiras</text:span></text:span><text:span text:style-name="T43"><text:line-break/>2 de 1 GbE<text:line-break/>1 porta de rede dedicada para iDRAC<text:line-break/>1 serial<text:line-break/>2 USB 3.0<text:line-break/>1 vídeo</text:span></text:p>
      <text:h text:style-name="P1" text:outline-level="4"><text:span text:style-name="Strong_20_Emphasis"><text:span text:style-name="T43">Memória *</text:span></text:span></text:h>
      <text:p text:style-name="P20"><text:span text:style-name="Strong_20_Emphasis"><text:span text:style-name="T50">Velocidade do DIMM</text:span></text:span><text:span text:style-name="T50"><text:line-break/>Até 2.666 MT/s<text:line-break/><text:line-break/></text:span><text:span text:style-name="Strong_20_Emphasis"><text:span text:style-name="T50">Tipo de memória</text:span></text:span><text:span text:style-name="T50"><text:line-break/>RDIMM<text:line-break/>LDIMM<text:line-break/><text:line-break/></text:span><text:span text:style-name="Strong_20_Emphasis"><text:span text:style-name="T50">Slots do módulo de memória</text:span></text:span><text:span text:style-name="T50"><text:line-break/>16 slots DIMM DDR4<text:line-break/><text:line-break/></text:span><text:span text:style-name="Strong_20_Emphasis"><text:span text:style-name="T43">Máximo de RAM</text:span></text:span><text:span text:style-name="T43"><text:line-break/>RDIMM de 512 GB<text:line-break/>LDIMM de 1 TB</text:span></text:p>
      <text:h text:style-name="P1" text:outline-level="4"><text:span text:style-name="Strong_20_Emphasis"><text:span text:style-name="T43">Fontes de alimentação</text:span></text:span></text:h>
      <text:p text:style-name="P20">Titanium de 750 W<text:line-break/>Platinum de 495 W<text:line-break/>Platinum de 750 W<text:line-break/>Platinum de 1100 W<text:line-break/>Platinum de 1600 W</text:p>
      <text:p text:style-name="P7"/>
      <text:h text:style-name="P1" text:outline-level="4"><text:span text:style-name="Strong_20_Emphasis"><text:span text:style-name="T46">Sistemas operacionais compatíveis</text:span></text:span></text:h>
      <text:p text:style-name="P20">Microsoft Windows Server® 2012 R2<text:line-break/>Microsoft® Windows Server® 2016<text:line-break/>Red Hat® Enterprise Linux 7.4<text:line-break/>SUSE Linux SLES 15<text:line-break/>Ubuntu Server 18.04.1<text:line-break/>VMware® vSphere 2016 U1 (ESXi 6.5 U1) </text:p>
      <text:h text:style-name="P1" text:outline-level="4"><text:span text:style-name="Strong_20_Emphasis"><text:span text:style-name="T43">Controladores de armazenamento</text:span></text:span></text:h>
      <text:p text:style-name="P20"><text:span text:style-name="Strong_20_Emphasis"><text:span text:style-name="T50">Controladores internos</text:span></text:span><text:span text:style-name="T50"><text:line-break/>PERC H330, H730p, H740p, HBA330<text:line-break/><text:line-break/></text:span><text:span text:style-name="Strong_20_Emphasis"><text:span text:style-name="T50">RAID de software</text:span></text:span><text:span text:style-name="T50"><text:line-break/>S140<text:line-break/><text:line-break/></text:span><text:span text:style-name="Strong_20_Emphasis"><text:span text:style-name="T50">HBAs externos (sem RAID)</text:span></text:span><text:span text:style-name="T50"><text:line-break/></text:span><text:soft-page-break/><text:span text:style-name="T50">HBA SAS de 12 Gbit/s<text:line-break/>PERC9 de 12 Gbit/s <text:line-break/>ou Série 10, slot x8 mini PERC<text:line-break/><text:line-break/></text:span><text:span text:style-name="Strong_20_Emphasis"><text:span text:style-name="T50">PERC externo (RAID)</text:span></text:span><text:span text:style-name="T50"><text:line-break/>H840<text:line-break/> <text:line-break/></text:span><text:span text:style-name="Strong_20_Emphasis"><text:span text:style-name="T43">Boot Optimized Storage Subsystem</text:span></text:span><text:span text:style-name="T43"><text:line-break/>RAID HW, 2 M.2 + USB interno + módulo SD duplo interno</text:span></text:p>
      <text:h text:style-name="P1" text:outline-level="4"><text:span text:style-name="Strong_20_Emphasis"><text:span text:style-name="T43">Segurança</text:span></text:span></text:h>
      <text:p text:style-name="P20">Firmware assinado com criptografia<text:line-break/>Secure Boot<text:line-break/>Secure Erase<text:line-break/>Silicon Root of Trust <text:line-break/>System Lockdown (requer OpenManage Enterprise)<text:line-break/>TPM 1.2/2.0, TCM 2.0 opcional</text:p>
      <text:h text:style-name="P1" text:outline-level="4"><text:span text:style-name="Strong_20_Emphasis"><text:span text:style-name="T43">Armazenamento</text:span></text:span></text:h>
      <text:p text:style-name="P20"><text:span text:style-name="Strong_20_Emphasis"><text:span text:style-name="T50">Compartimentos frontais</text:span></text:span><text:span text:style-name="T50"><text:line-break/>Até 24 SATA/SAS/NVMe de 2,5" <text:line-break/>Até 12 HDDs SAS/SATA de 3,5"<text:line-break/> <text:line-break/></text:span><text:span text:style-name="Strong_20_Emphasis"><text:span text:style-name="T43">Compartimentos traseiros</text:span></text:span><text:span text:style-name="T43"><text:line-break/>Até 2 HDDs SAS/SATA de 3,5"</text:span></text:p>
      <text:p text:style-name="P6"/>
      <text:h text:style-name="P1" text:outline-level="4"><text:span text:style-name="Strong_20_Emphasis"><text:span text:style-name="T3">Gerenciamento</text:span></text:span></text:h>
      <text:p text:style-name="P20"><text:span text:style-name="Strong_20_Emphasis"><text:span text:style-name="T51">Incorporado/no servidor</text:span></text:span><text:span text:style-name="T51"><text:line-break/>iDRAC9 com Lifecycle Controller <text:line-break/>iDRAC Direct<text:line-break/>API RESTful do iDRAC com Redfish<text:line-break/>Módulo sem fio/BLE Quick Sync 2<text:line-break/> <text:line-break/></text:span><text:span text:style-name="Strong_20_Emphasis"><text:span text:style-name="T51">Consoles</text:span></text:span><text:span text:style-name="T51"><text:line-break/>OpenManage Enterprise<text:line-break/> <text:line-break/></text:span><text:span text:style-name="Strong_20_Emphasis"><text:span text:style-name="T51">Mobilidade</text:span></text:span><text:span text:style-name="T51"><text:line-break/>OpenManage Mobile <text:line-break/> <text:line-break/></text:span><text:span text:style-name="Strong_20_Emphasis"><text:span text:style-name="T51">Ferramentas</text:span></text:span><text:span text:style-name="T51"> <text:line-break/>Dell EMC RACADM CLI <text:line-break/>Dell EMC Repository Manager<text:line-break/>Dell EMC System Update<text:line-break/>Dell EMC Server Update Utility<text:line-break/>Dell EMC Update Catalogs<text:line-break/>iDRAC Service Module <text:line-break/><text:line-break/></text:span><text:span text:style-name="Strong_20_Emphasis"><text:span text:style-name="T51">Ferramenta IPMI </text:span></text:span><text:span text:style-name="T51"><text:line-break/>OpenManage Server Administrator <text:line-break/> <text:line-break/></text:span><text:soft-page-break/><text:span text:style-name="Strong_20_Emphasis"><text:span text:style-name="T51">OpenManage Integrations</text:span></text:span><text:span text:style-name="T51"><text:line-break/>BMC Truesight <text:line-break/>Microsoft® System Center<text:line-break/>VMware® vCenter™<text:line-break/> <text:line-break/></text:span><text:span text:style-name="Strong_20_Emphasis"><text:span text:style-name="T44">OpenManage Connections</text:span></text:span><text:span text:style-name="T44"><text:line-break/>IBM Tivoli® Netcool/OMNIbus<text:line-break/>IBM Tivoli® Network Manager IP Edition<text:line-break/>Micro Focus® Operations Manager I<text:line-break/>Nagios® Core<text:line-break/>Nagios® XI<text:line-break/>Oracle® Enterprise Manager</text:span></text:p>
      <text:h text:style-name="P1" text:outline-level="4"><text:span text:style-name="Strong_20_Emphasis"><text:span text:style-name="T43">Slots</text:span></text:span></text:h>
      <text:p text:style-name="P20"><text:span text:style-name="Strong_20_Emphasis"><text:span text:style-name="T43">PCIe</text:span></text:span><text:span text:style-name="T43"><text:line-break/>4 slots de 3ª geração; 3 slots x16 e 1 slot x8</text:span></text:p>
      <text:h text:style-name="P1" text:outline-level="4"><text:span text:style-name="Strong_20_Emphasis"><text:span text:style-name="T43">Formato</text:span></text:span></text:h>
      <text:p text:style-name="P20">Servidor rack de 2 U</text:p>
      <text:h text:style-name="P1" text:outline-level="4"><text:span text:style-name="Strong_20_Emphasis"><text:span text:style-name="T43">Suporte para rack</text:span></text:span></text:h>
      <text:p text:style-name="P20">Trilhos deslizantes ReadyRails™ com suporte articulado opcional para gerenciamento de cabos em racks de quatro hastes (suportes adaptadores opcionais necessários para racks com orifícios rosqueados).</text:p>
      <text:h text:style-name="P1" text:outline-level="4"><text:span text:style-name="Strong_20_Emphasis"><text:span text:style-name="T43">Portas</text:span></text:span></text:h>
      <text:p text:style-name="P20"><text:span text:style-name="Strong_20_Emphasis"><text:span text:style-name="T50">Network Options</text:span></text:span><text:span text:style-name="T50"><text:line-break/>2 x 1GE<text:line-break/>2 x 10GE<text:line-break/>2 x 10GE SFP+<text:line-break/><text:line-break/></text:span><text:span text:style-name="Strong_20_Emphasis"><text:span text:style-name="T50">Front Ports</text:span></text:span><text:span text:style-name="T50"><text:line-break/>1 x Dedicated iDRAC direct micro-USB<text:line-break/>1 x USB 2.0<text:line-break/>1 x Video<text:line-break/><text:line-break/></text:span><text:span text:style-name="Strong_20_Emphasis"><text:span text:style-name="T43">Rear Ports</text:span></text:span><text:span text:style-name="T43"><text:line-break/>2 x 1GE<text:line-break/>1 x Dedicated iDRAC network port<text:line-break/>1 x Serial<text:line-break/>2 x USB 3.0<text:line-break/>1 x Video</text:span></text:p>
      <text:p text:style-name="P41"/>
      <text:p text:style-name="P23">Preço: </text:p>
      <text:p text:style-name="P23"><text:span text:style-name="T47"><text:tab/></text:span><text:span text:style-name="T45">a partir de</text:span><text:span text:style-name="T47"> R$</text:span><text:span text:style-name="T52"> 6.999</text:span></text:p>
      <text:p text:style-name="P60"><text:soft-page-break/></text:p>
      <text:p text:style-name="P30">Link:</text:p>
      <text:p text:style-name="P12"><text:tab/>https://www.dell.com/pt-br/work/shop/povw/poweredge-r7415</text:p>
      <text:p text:style-name="P12"/>
      <text:p text:style-name="P12"/>
      <text:p text:style-name="P12"/>
      <text:p text:style-name="P2"><text:span text:style-name="T3">H</text:span><text:span text:style-name="T2">D para o servidor</text:span></text:p>
      <text:p text:style-name="P15"/>
      <text:p text:style-name="P5"><text:tab/><text:span text:style-name="T17">Nome do HD:</text:span></text:p>
      <text:p text:style-name="P5"><text:tab/><text:tab/><text:span text:style-name="T2">HD Seagate Barracuda, 4TB, 3.5, SATA – ST4000DM004</text:span></text:p>
      <text:p text:style-name="P16"/>
      <text:p text:style-name="P5"><text:span text:style-name="T2"><text:tab/></text:span><text:span text:style-name="T17">Quantidade:</text:span><text:span text:style-name="T4"> </text:span></text:p>
      <text:p text:style-name="P17"><text:tab/><text:tab/>2 HD’s</text:p>
      <text:p text:style-name="P14"/>
      <text:h text:style-name="P46" text:outline-level="3">Especificações Técnicas</text:h>
      <text:p text:style-name="Text_20_body"><text:span text:style-name="Strong_20_Emphasis">Características:</text:span></text:p>
      <text:p text:style-name="Text_20_body">- Marca: Seagate</text:p>
      <text:p text:style-name="Text_20_body">- Modelo: ST4000DM004</text:p>
      <text:p text:style-name="Text_20_body"> </text:p>
      <text:p text:style-name="Text_20_body"><text:span text:style-name="Strong_20_Emphasis">Especificações:</text:span></text:p>
      <text:p text:style-name="Text_20_body">- Capacidade: 4TB</text:p>
      <text:p text:style-name="Text_20_body">- Cache: 256MB</text:p>
      <text:p text:style-name="Text_20_body">- Velocidade: 5400 RPM</text:p>
      <text:p text:style-name="Text_20_body">- Interface: SATA 3.5"</text:p>
      <text:p text:style-name="Text_20_body">- Taxa de transferência da interface SATA: 600 MB/s</text:p>
      <text:p text:style-name="Text_20_body">- Taxa máxima de transferência de dados: 190 MB/s</text:p>
      <text:p text:style-name="Text_20_body"> </text:p>
      <text:p text:style-name="Text_20_body"><text:span text:style-name="Strong_20_Emphasis">Modos de transferência de dados ATA suportados:</text:span></text:p>
      <text:p text:style-name="Text_20_body">- Modos PIO: 0 a 4</text:p>
      <text:p text:style-name="Text_20_body">- Modos DMA Multiword: 0 a 2</text:p>
      <text:p text:style-name="Text_20_body">- Modos Ultra DMA: 0 a 6</text:p>
      <text:p text:style-name="Text_20_body"> </text:p>
      <text:p text:style-name="Text_20_body"><text:span text:style-name="Strong_20_Emphasis">Informações Adicionais:</text:span></text:p>
      <text:p text:style-name="Text_20_body"><text:soft-page-break/>- Bytes por setor(4K físico emulado em setores de 512 bytes) 4096</text:p>
      <text:p text:style-name="Text_20_body">- Setores padrão por trilha: 63</text:p>
      <text:p text:style-name="Text_20_body">- Cabeças de leitura / gravação padrão: 16</text:p>
      <text:p text:style-name="Text_20_body">- Cilindros padrão: 16.383</text:p>
      <text:p text:style-name="Text_20_body">- Densidade de gravação (máx.): 2294 kB</text:p>
      <text:p text:style-name="Text_20_body">- Densidade da faixa (média): 540 ktracks</text:p>
      <text:p text:style-name="Text_20_body">- Densidade de área (média): 1203 Gb</text:p>
      <text:p text:style-name="Text_20_body"> </text:p>
      <text:p text:style-name="Text_20_body"><text:span text:style-name="Strong_20_Emphasis">Conteúdo da Embalagem:</text:span></text:p>
      <text:p text:style-name="Text_20_body">- HD Seagate SATA 3,5´ BarraCuda</text:p>
      <text:p text:style-name="Text_20_body"><text:line-break/><text:span text:style-name="Strong_20_Emphasis">Garantia</text:span><text:line-break/>1 ano de garantia</text:p>
      <text:p text:style-name="P19">(9 meses de garantia contratual junto ao fabricante + 3 meses referentes à garantia legal, nos termos do artigo 26, II, do Código de Defesa do Consumidor)</text:p>
      <text:p text:style-name="Text_20_body"><text:line-break/><text:span text:style-name="Strong_20_Emphasis">Peso</text:span><text:line-break/>435 gramas (bruto com embalagem)</text:p>
      <text:p text:style-name="Text_20_body"/>
      <text:p text:style-name="P24">Preço <text:span text:style-name="T56">Unitário</text:span>: </text:p>
      <text:p text:style-name="P24"><text:span text:style-name="T47"><text:tab/>R$</text:span><text:span text:style-name="T52"> </text:span><text:span text:style-name="T53">703.30</text:span></text:p>
      <text:p text:style-name="P26">Loja:</text:p>
      <text:p text:style-name="P32"><text:tab/>Kabum</text:p>
      <text:p text:style-name="P61">Link:</text:p>
      <text:p text:style-name="P37"><text:span text:style-name="T59"><text:s text:c="3"/></text:span><text:span text:style-name="T57">https://www.kabum.com.br/cgi-local/site/produtos/descricao_ofertas.cgi?codigo=95803</text:span></text:p>
      <text:p text:style-name="P33"/>
      <text:p text:style-name="P33"/>
      <text:p text:style-name="P62"/>
      <text:p text:style-name="P40"><text:span text:style-name="T18">R</text:span><text:span text:style-name="T19">ack </text:span><text:span text:style-name="T20">para o </text:span><text:span text:style-name="T19">Servidor</text:span><text:span text:style-name="T5"> </text:span><text:span text:style-name="T21">(</text:span><text:span text:style-name="T22">R</text:span><text:span text:style-name="T21">ack de chão </text:span><text:span text:style-name="T24">19 polegadas</text:span><text:span text:style-name="T21">)</text:span></text:p>
      <text:p text:style-name="P40"><text:span text:style-name="Strong_20_Emphasis"><text:span text:style-name="T5"><text:tab/></text:span></text:span><text:span text:style-name="Strong_20_Emphasis"><text:span text:style-name="T2">Modelo:</text:span></text:span></text:p>
      <text:p text:style-name="P34"><text:soft-page-break/><text:tab/><text:tab/>Rack Piso Fechado 16U x 700mm</text:p>
      <text:p text:style-name="P34"/>
      <text:p text:style-name="P28"><text:tab/>Marca:</text:p>
      <text:p text:style-name="P39"><text:span text:style-name="T6"><text:tab/><text:tab/></text:span><text:span text:style-name="T7">WBX RACKS</text:span></text:p>
      <text:p text:style-name="P35"/>
      <text:p text:style-name="P42"><text:span text:style-name="Strong_20_Emphasis"><text:span text:style-name="T6">C</text:span></text:span><text:span text:style-name="Strong_20_Emphasis"><text:span text:style-name="T8">aracter</text:span></text:span><text:span text:style-name="Strong_20_Emphasis"><text:span text:style-name="T10">í</text:span></text:span><text:span text:style-name="Strong_20_Emphasis"><text:span text:style-name="T8">sticas </text:span></text:span><text:span text:style-name="Strong_20_Emphasis"><text:span text:style-name="T9">do Produto</text:span></text:span><text:span text:style-name="Strong_20_Emphasis"><text:span text:style-name="T8">:</text:span></text:span></text:p>
      <text:list xml:id="list833850029" text:style-name="L1">
        <text:list-item>
          <text:p text:style-name="P79"><text:span text:style-name="Strong_20_Emphasis"><text:span text:style-name="T61">Tipo do Rack</text:span></text:span><text:span text:style-name="Strong_20_Emphasis">: </text:span><text:span text:style-name="Strong_20_Emphasis"><text:span text:style-name="T54">R</text:span></text:span><text:span text:style-name="T65">ack de piso</text:span></text:p>
        </text:list-item>
        <text:list-item>
          <text:p text:style-name="P82"><text:span text:style-name="T62">P</text:span><text:span text:style-name="T58">olegadas:</text:span> 19</text:p>
        </text:list-item>
        <text:list-item>
          <text:p text:style-name="P80"><text:span text:style-name="Strong_20_Emphasis">Altura:</text:span> 0,91 <text:span text:style-name="T64">cm</text:span> </text:p>
        </text:list-item>
        <text:list-item>
          <text:p text:style-name="P79"><text:span text:style-name="Strong_20_Emphasis">Largura:</text:span> <text:s/><text:span text:style-name="T64">60 cm</text:span></text:p>
        </text:list-item>
        <text:list-item>
          <text:p text:style-name="P79"><text:span text:style-name="Strong_20_Emphasis">Profundidade </text:span><text:span text:style-name="Strong_20_Emphasis"><text:span text:style-name="T64">Interna</text:span></text:span><text:span text:style-name="Strong_20_Emphasis">:</text:span> <text:span text:style-name="T64">70</text:span> cm </text:p>
        </text:list-item>
        <text:list-item>
          <text:p text:style-name="P67"><text:span text:style-name="Strong_20_Emphasis">Profundidade </text:span><text:span text:style-name="Strong_20_Emphasis"><text:span text:style-name="T60">Externa</text:span></text:span><text:span text:style-name="Strong_20_Emphasis">:</text:span> <text:span text:style-name="T64">77 cm</text:span> </text:p>
        </text:list-item>
      </text:list>
      <text:p text:style-name="Text_20_body"/>
      <text:p text:style-name="P25">Preço: </text:p>
      <text:p text:style-name="P21"><text:span text:style-name="T49"><text:tab/></text:span><text:span text:style-name="T48">R$ 1.537,08</text:span></text:p>
      <text:p text:style-name="P27"><text:span text:style-name="T55">L</text:span>oja:</text:p>
      <text:p text:style-name="P22"><text:span text:style-name="T39"><text:tab/></text:span><text:span text:style-name="T40">WBX RACKS</text:span></text:p>
      <text:p text:style-name="P27">Link:<text:span text:style-name="T52"> </text:span></text:p>
      <text:p text:style-name="P36"><text:tab/>https://wbxracks.com.br/produto/rack-piso-fechado-16u-x-670mm/?gclid=Cj0KCQjwvvj5BRDkARIsAGD9vlLO3yDEeEMp5j22wjhD_C3juwIqoINwXR9tihVkKszuUIcuQYgq5rQaAg9aEALw_wcB</text:p>
      <text:p text:style-name="P33"/>
      <text:p text:style-name="P33"/>
      <text:p text:style-name="P29">Guia de cabos para Rack 19 polegadas <text:span text:style-name="T68">(para organização dos cabos)</text:span></text:p>
      <text:p text:style-name="P29">Marca:</text:p>
      <text:p text:style-name="P43"><text:span text:style-name="T23"><text:tab/></text:span><text:span text:style-name="T2">Pier Telecom</text:span></text:p>
      <text:p text:style-name="P65"/>
      <text:p text:style-name="P29">Modelo:</text:p>
      <text:p text:style-name="P43"><text:span text:style-name="T11"><text:tab/></text:span><text:span text:style-name="T14">2</text:span><text:span text:style-name="T2">u x 55 mm 19"</text:span></text:p>
      <text:p text:style-name="P65"><text:soft-page-break/></text:p>
      <text:p text:style-name="P29">Tipo <text:span text:style-name="T71">De Guia de cabo</text:span>:</text:p>
      <text:p text:style-name="P38"><text:span text:style-name="T58"><text:tab/></text:span><text:span text:style-name="T1">Guia De Cabos Horizontal Fechada </text:span><text:span text:style-name="T69">2</text:span><text:span text:style-name="T1">u Para Racks 19 </text:span><text:span text:style-name="T66">Polegadas</text:span></text:p>
      <text:p text:style-name="P38"/>
      <text:p text:style-name="P31">Características do Produto:</text:p>
      <text:list xml:id="list151509406924916" text:continue-numbering="true" text:style-name="L1">
        <text:list-item>
          <text:p text:style-name="P83"><text:span text:style-name="Strong_20_Emphasis"><text:span text:style-name="T43">Formato do organizador:</text:span></text:span><text:span text:style-name="T43"> Fechada </text:span></text:p>
        </text:list-item>
        <text:list-item text:style-override="L2">
          <text:p text:style-name="P84"><text:span text:style-name="Strong_20_Emphasis">Altura</text:span> :50 mm </text:p>
        </text:list-item>
        <text:list-item text:style-override="L2">
          <text:p text:style-name="P84"><text:span text:style-name="Strong_20_Emphasis">Largura:</text:span> 90 mm </text:p>
        </text:list-item>
        <text:list-item text:style-override="L2">
          <text:p text:style-name="P68"><text:span text:style-name="Strong_20_Emphasis">Comprimento:</text:span> 480 mm </text:p>
        </text:list-item>
      </text:list>
      <text:p text:style-name="Text_20_body"/>
      <text:p text:style-name="P29">Preço:</text:p>
      <text:p text:style-name="P38"><text:tab/>R$ <text:span text:style-name="T70">33</text:span>,<text:span text:style-name="T70">00</text:span> <text:span text:style-name="T67">(a unidade)</text:span></text:p>
      <text:p text:style-name="P12"/>
      <text:p text:style-name="P10">Loja:</text:p>
      <text:p text:style-name="Standard"/>
      <text:p text:style-name="Standard"><text:tab/><text:span text:style-name="T12">Mercado </text:span><text:span text:style-name="T13">L</text:span><text:span text:style-name="T12">ivre</text:span></text:p>
      <text:p text:style-name="P48"/>
      <text:p text:style-name="P10">Link:</text:p>
      <text:p text:style-name="P3"><text:span text:style-name="T2"><text:tab/></text:span><text:span text:style-name="T38">https://produto.mercadolivre.com.br/MLB-1107857325-organizador-de-cabos-horizontal-fechado-2u-p-racks-19-_JM?matt_tool=90090532&amp;matt_word&amp;gclid=Cj0KCQjwvvj5BRDkARIsAGD9vlLacMwTYdlNjG3Q0jIzH84jSGvSM-Vdjt8UlBtxBSIGJt76bDERpj4aAmWJEALw_wcB&amp;quantity=1</text:span></text:p>
      <text:p text:style-name="Standard"/>
      <text:p text:style-name="Standard"/>
      <text:p text:style-name="Standard"/>
      <text:p text:style-name="P4"><text:span text:style-name="T15">Bandeja Móvel Ventilada para rack 19 Polegadas</text:span></text:p>
      <text:p text:style-name="P11"/>
      <text:p text:style-name="P11">Marca:</text:p>
      <text:p text:style-name="P18"><text:span text:style-name="T24"><text:tab/></text:span><text:span text:style-name="T2">Pier Telecom</text:span></text:p>
      <text:p text:style-name="P49"/>
      <text:p text:style-name="P18"><text:span text:style-name="Strong_20_Emphasis"><text:span text:style-name="T2">Modelo:</text:span></text:span></text:p>
      <text:p text:style-name="P49"><text:tab/>700 mm </text:p>
      <text:p text:style-name="P49"/>
      <text:p text:style-name="P44"><text:span text:style-name="Strong_20_Emphasis"><text:span text:style-name="T6">C</text:span></text:span><text:span text:style-name="Strong_20_Emphasis"><text:span text:style-name="T8">aracter</text:span></text:span><text:span text:style-name="Strong_20_Emphasis"><text:span text:style-name="T10">í</text:span></text:span><text:span text:style-name="Strong_20_Emphasis"><text:span text:style-name="T8">sticas </text:span></text:span><text:span text:style-name="Strong_20_Emphasis"><text:span text:style-name="T9">do Produto</text:span></text:span><text:span text:style-name="Strong_20_Emphasis"><text:span text:style-name="T8">:</text:span></text:span></text:p>
      <text:list xml:id="list151508859925322" text:continue-numbering="true" text:style-name="L1">
        <text:list-item>
          <text:p text:style-name="P81"><text:soft-page-break/><text:span text:style-name="T58">Profundidade:</text:span> 60 cm</text:p>
        </text:list-item>
        <text:list-item>
          <text:p text:style-name="P81"><text:span text:style-name="T58">Largura: </text:span>48 cm</text:p>
        </text:list-item>
        <text:list-item>
          <text:p text:style-name="P81"><text:span text:style-name="T58">Altura:</text:span> 4,5 cm</text:p>
        </text:list-item>
        <text:list-item>
          <text:p text:style-name="P81"><text:span text:style-name="T58">Carga máxima admissível:</text:span> 40Kg</text:p>
        </text:list-item>
      </text:list>
      <text:p text:style-name="P49"/>
      <text:p text:style-name="P53">Preço:</text:p>
      <text:p text:style-name="P50"><text:tab/>R$188, 82 (a unidade)</text:p>
      <text:p text:style-name="P50"/>
      <text:p text:style-name="P54">Link:</text:p>
      <text:p text:style-name="P51"><text:tab/><text:a xlink:type="simple" xlink:href="https://produto.mercadolivre.com.br/MLB-750035570-bandeja-movel-ventilada-1u-x-700mm-preto-para-rack-19-_JM?matt_tool=90090532&amp;matt_word&amp;gclid=Cj0KCQjwvvj5BRDkARIsAGD9vlKlk7LYtPyW22xANVz6Mjv3YTvgNoP-8gGgpmFBplr7npjWgWhuJpYaAl2ZEALw_wcB&amp;quantity=1" text:style-name="Internet_20_link" text:visited-style-name="Visited_20_Internet_20_Link">https://produto.mercadolivre.com.br/MLB-750035570-bandeja-movel-ventilada-1u-x-700mm-preto-para-rack-19-_JM?matt_tool=90090532&amp;matt_word&amp;gclid=Cj0KCQjwvvj5BRDkARIsAGD9vlKlk7LYtPyW22xANVz6Mjv3YTvgNoP-8gGgpmFBplr7npjWgWhuJpYaAl2ZEALw_wcB&amp;quantity=1</text:a></text:p>
      <text:p text:style-name="P51"/>
      <text:p text:style-name="P56"><text:span text:style-name="T58"/></text:p>
      <text:p text:style-name="P56"><text:span text:style-name="T58"/></text:p>
      <text:p text:style-name="P56"><text:span text:style-name="T58">Serviço de Backup </text:span><text:span text:style-name="T63">(</text:span><text:span text:style-name="T58">em nuvem</text:span><text:span text:style-name="T63">)</text:span><text:span text:style-name="T58"> para a Empresa</text:span></text:p>
      <text:p text:style-name="P57"/>
      <text:p text:style-name="P55">Empresa:</text:p>
      <text:p text:style-name="P55"><text:tab/><text:span text:style-name="T52">IBM</text:span></text:p>
      <text:p text:style-name="P55"/>
      <text:p text:style-name="P55">Nome Do Serviço de backup:</text:p>
      <text:p text:style-name="P55"><text:tab/><text:span text:style-name="T52">IBM Cloud Backup</text:span></text:p>
      <text:p text:style-name="P55"><text:span text:style-name="T52"/></text:p>
      <text:h text:style-name="P47" text:outline-level="2">Recursos do IBM Cloud Backup:</text:h>
      <text:p text:style-name="P70"><text:span text:style-name="T72"><text:tab/></text:span><text:span text:style-name="T58">Recursos de multivault: </text:span><text:span text:style-name="T52">Recupere dados de backup e aplicativos de diferentes locais mesmo se o cluster de produção e a estrutura primária de backup estiverem indisponíveis.</text:span><text:span text:style-name="T58"> </text:span></text:p>
      <text:p text:style-name="P70"><text:span text:style-name="T58"/></text:p>
      <text:p text:style-name="P70"><text:span text:style-name="T58"><text:tab/>Interface com o usuário na web: </text:span><text:span text:style-name="T52">O WebCC é um cliente que pode ser executado em navegadores na rede privada do IBM Cloud e permite o controle total de qualquer serviço do Cloud Backup, incluindo configuração e restaurações. A nova interface com o usuário é mais intuitiva e responsiva.</text:span><text:span text:style-name="T58"> </text:span></text:p>
      <text:p text:style-name="P70"><text:span text:style-name="T58"/></text:p>
      <text:p text:style-name="P70"><text:span text:style-name="T58"><text:tab/>Backups planejados: </text:span><text:span text:style-name="T52">Planeje backups para intervalos diários, semanais ou customizados para contemplar sistemas inteiros, diretórios específicos ou arquivos individuais como fontes de backup.</text:span></text:p>
      <text:p text:style-name="P70"><text:soft-page-break/><text:span text:style-name="T58"/></text:p>
      <text:p text:style-name="P70"><text:span text:style-name="T58"><text:tab/>Suporte ao software de plug-in: </text:span><text:span text:style-name="T52">Permita restaurações de bare metal (BMR) e compatibilidade com aplicativos como Microsoft Exchange, Microsoft SQL e outros tipos de software de terceiros.</text:span><text:span text:style-name="T58"> </text:span></text:p>
      <text:p text:style-name="P70"><text:span text:style-name="T58"/></text:p>
      <text:p text:style-name="P70"><text:span text:style-name="T58"><text:tab/>Criptografia de ponta a ponta: </text:span><text:span text:style-name="T52">Remova o acesso de backdoor de seus dados com criptografia de front-end usando padrão de criptografia avançada NIST de 256 bits, criptografia on-line usando autenticação SSL e criptografia em repouso para data centers em conformidade com a certificação ISO e SSAE 16.</text:span></text:p>
      <text:p text:style-name="P70"><text:span text:style-name="T58"/></text:p>
      <text:p text:style-name="P70"><text:span text:style-name="T58"><text:tab/>Imagem do sistema e recuperação granular: </text:span><text:span text:style-name="T52">Faça restaurações a partir de um backup anterior, de um VSI para outro no mesmo data center do IBM Cloud, de outro computador com sistema operacional Windows, ou de uma imagem bare metal.</text:span></text:p>
      <text:p text:style-name="P70"><text:span text:style-name="T58"/></text:p>
      <text:p text:style-name="P70"><text:span text:style-name="T58"><text:tab/>Deduplicação DeltaPro: </text:span><text:span text:style-name="T52">A deduplicação front-end reduz a sua área de cobertura de armazenamento em até 99%, e a deduplicação de back-end reduz ainda mais a sua área de cobertura de armazenamento.</text:span></text:p>
      <text:p text:style-name="P70"><text:span text:style-name="T58"/></text:p>
      <text:p text:style-name="P70"><text:span text:style-name="T58"><text:tab/>Compressão inteligente: </text:span><text:span text:style-name="T52">Ajuda a garantir que seu processo de backup seja adaptativo aos seus tipos de dados.</text:span><text:span text:style-name="T58"> </text:span></text:p>
      <text:p text:style-name="P70"><text:span text:style-name="T58"/></text:p>
      <text:p text:style-name="P66"><text:span text:style-name="T58">Sistemas operacionais suportados pelo IBM Cloud Backup:</text:span></text:p>
      <text:p text:style-name="P71"><text:span text:style-name="T25"><text:tab/></text:span><text:span text:style-name="T58">O Agente IBM Cloud Backup é suportado nos sistemas operacionais a seguir:</text:span></text:p>
      <text:p text:style-name="Text_20_body"><text:span text:style-name="Strong_20_Emphasis"><text:tab/>Windows</text:span></text:p>
      <text:list xml:id="list1922764626" text:style-name="L3">
        <text:list-item>
          <text:p text:style-name="P85">Windows Server 2016 *</text:p>
        </text:list-item>
        <text:list-item>
          <text:p text:style-name="P85">Windows Server 2012 R2 *</text:p>
        </text:list-item>
        <text:list-item>
          <text:p text:style-name="P85">Windows Server 2012 </text:p>
        </text:list-item>
        <text:list-item>
          <text:p text:style-name="P85">Windows Server 2008 R2 </text:p>
        </text:list-item>
        <text:list-item>
          <text:p text:style-name="P73">Windows Server 2008 </text:p>
        </text:list-item>
      </text:list>
      <text:p text:style-name="Text_20_body"><text:span text:style-name="Strong_20_Emphasis"><text:tab/>Linux</text:span></text:p>
      <text:list xml:id="list317304598" text:style-name="L4">
        <text:list-item>
          <text:p text:style-name="P86">CentOS 7.x </text:p>
        </text:list-item>
        <text:list-item>
          <text:p text:style-name="P86">CentOS 6.x </text:p>
        </text:list-item>
        <text:list-item>
          <text:p text:style-name="P86">Debian GNU/Linux 9.x </text:p>
        </text:list-item>
        <text:list-item>
          <text:p text:style-name="P86">Debian GNU/Linux 8.x </text:p>
        </text:list-item>
        <text:list-item>
          <text:p text:style-name="P86">Debian GNU/Linux 7.x </text:p>
        </text:list-item>
        <text:list-item>
          <text:p text:style-name="P86">RHEL 7.x *</text:p>
        </text:list-item>
        <text:list-item>
          <text:p text:style-name="P86">RHEL 6.x </text:p>
        </text:list-item>
        <text:list-item>
          <text:p text:style-name="P86"><text:soft-page-break/>Ubuntu Linux 16,04 </text:p>
        </text:list-item>
        <text:list-item>
          <text:p text:style-name="P74">Ubuntu Linux 14,04 </text:p>
        </text:list-item>
      </text:list>
      <text:p text:style-name="P66"><text:span text:style-name="T58"/></text:p>
      <text:p text:style-name="P72"><text:span text:style-name="T25">* (marca os </text:span><text:span text:style-name="T30">S</text:span><text:span text:style-name="T25">istemas </text:span><text:span text:style-name="T30">O</text:span><text:span text:style-name="T25">peracionais suportados</text:span><text:span text:style-name="T26"> pelo servidor </text:span><text:span text:style-name="T31">escolhido </text:span><text:span text:style-name="T33">para a empresa</text:span><text:span text:style-name="T31"> </text:span><text:span text:style-name="T27">(</text:span><text:span text:style-name="T32">que é </text:span><text:span text:style-name="T27">o servidor: </text:span><text:span text:style-name="T41">dell</text:span><text:span text:style-name="T27"> </text:span><text:bookmark text:name="sharedPdPageProductTitle"/><text:span text:style-name="T41">PowerEdge R7415</text:span><text:span text:style-name="T27">), </text:span><text:span text:style-name="T28">que são </text:span><text:span text:style-name="T34">compatíveis com o </text:span><text:span text:style-name="T26">serviço </text:span><text:span text:style-name="T29">de backup da IBM</text:span><text:span text:style-name="T26">: </text:span><text:span text:style-name="T35">(que é o </text:span><text:span text:style-name="T42">IBM Cloud Backup</text:span><text:span text:style-name="T26">)</text:span><text:span text:style-name="T35">)</text:span></text:p>
      <text:p text:style-name="P72"><text:span text:style-name="T35"/></text:p>
      <text:p text:style-name="P75"><text:span text:style-name="T35">P</text:span><text:span text:style-name="T16">reço:</text:span></text:p>
      <text:p text:style-name="P75"><text:span text:style-name="T16"><text:tab/>USD 145,00</text:span></text:p>
      <text:p text:style-name="P75"><text:span text:style-name="T16"/></text:p>
      <text:p text:style-name="P75"><text:span text:style-name="T16">Tamanho da locação Do HD de armazenamento </text:span><text:span text:style-name="T37">para o</text:span><text:span text:style-name="T36"> Backup</text:span><text:span text:style-name="T16">:</text:span></text:p>
      <text:p text:style-name="P75"><text:span text:style-name="T16"><text:tab/>250GB</text:span></text:p>
      <text:p text:style-name="P75"><text:span text:style-name="T16"/></text:p>
      <text:p text:style-name="P77"><text:span text:style-name="T16">Link:</text:span></text:p>
      <text:p text:style-name="P78"><text:span text:style-name="T2"><text:tab/>https://www.ibm.com/br-pt/cloud/backup/pricing</text:span></text:p>
      <text:p text:style-name="P75"><text:span text:style-name="T16"/></text:p>
      <text:p text:style-name="P76"><text:span text:style-name="T16"/></text:p>
      <text:p text:style-name="P76"><text:span text:style-name="T16"/></text:p>
      <text:p text:style-name="P76"><text:span text:style-name="T16">FIM</text:span></text:p>
      <text:p text:style-name="P70"><text:span text:style-name="T58"/></text:p>
      <text:p text:style-name="P70"><text:span text:style-name="T58"/></text:p>
      <text:p text:style-name="P70"><text:span text:style-name="T58"/></text:p>
      <text:p text:style-name="P70"><text:span text:style-name="T58"/></text:p>
      <text:p text:style-name="P69"/>
      <text:p text:style-name="P55"><text:span text:style-name="T52"/></text:p>
      <text:p text:style-name="P58"/>
      <text:p text:style-name="Standard"/>
      <text:p text:style-name="Standard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8-19T10:41:34.659505378</meta:creation-date>
    <dc:date>2020-08-20T15:15:07.161157507</dc:date>
    <meta:editing-duration>PT3H6M41S</meta:editing-duration>
    <meta:editing-cycles>89</meta:editing-cycles>
    <meta:generator>LibreOffice/6.4.4.2$Linux_X86_64 LibreOffice_project/3d775be2011f3886db32dfd395a6a6d1ca2630ff</meta:generator>
    <meta:document-statistic meta:table-count="0" meta:image-count="0" meta:object-count="0" meta:page-count="11" meta:paragraph-count="176" meta:word-count="1291" meta:character-count="8495" meta:non-whitespace-character-count="7272"/>
  </office:meta>
</office:document-meta>
</file>